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SEARCH THOUGHTS - I want them to be able to search for name or ingredients, by a string input, and for it to output a list just like the all recipes list, but with the recipes matching the query.</text:p>
      <text:p text:style-name="Preformatted_20_Text"/>
      <text:p text:style-name="Preformatted_20_Text">DATA ANALYSIS – This is absolute non-sense, none of these make sense for the app, and that's why no recipe websites use data charts. What are we even doing? This is insulting. I guess I will create one of each and put a link on the menu or something to a page that displays them, because it's better to be seperate from the app's normal functionality in someway because it shouldn't be there in the first place... We'll do a pie chart for number of recipes for each of the three enterable difficulties (axises not relevant for pies, number is size or slice, difficulty will be what names the slice). A bar chart showing the number of recipes (Y axis) with/without images and instructions (X axis). A line chart showing date that recipes were created (X axis) and how many were created (Y axis). Blah!</text:p>
      <text:p text:style-name="Preformatted_20_Text"/>
      <text:p text:style-name="Preformatted_20_Text">EXECUTION FLOW – Homepage –&gt; Login –&gt; Return –&gt; Recipes-List –&gt; detail –&gt; back –&gt; detail -&gt; back –&gt; search → detail → back → Data visuals –&gt; add-recipe –&gt; recipes-list –&gt; profile -&gt; logout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5-08-28T01:47:44.39</dc:date>
    <meta:generator>OpenOffice/4.1.7$Win32 OpenOffice.org_project/417m1$Build-9800</meta:generator>
    <meta:document-statistic meta:table-count="0" meta:image-count="0" meta:object-count="0" meta:page-count="1" meta:paragraph-count="3" meta:word-count="219" meta:character-count="1183"/>
    <meta:editing-duration>PT7H5M53S</meta:editing-duration>
    <meta:editing-cycles>1</meta:editing-cycles>
  </office:meta>
</office:document-meta>
</file>